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8c93e" officeooo:paragraph-rsid="00090d1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90d19" officeooo:paragraph-rsid="00090d1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9f2e4" officeooo:paragraph-rsid="0009f2e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c0908" officeooo:paragraph-rsid="000c090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df109" officeooo:paragraph-rsid="000df109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officeooo:rsid="0008c93e" officeooo:paragraph-rsid="00090d19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090d19"/>
    </style:style>
    <style:style style:name="P9" style:family="paragraph" style:parent-style-name="Text_20_body" style:list-style-name="L2">
      <style:text-properties officeooo:paragraph-rsid="0009f2e4"/>
    </style:style>
    <style:style style:name="P10" style:family="paragraph" style:parent-style-name="Text_20_body">
      <style:text-properties officeooo:paragraph-rsid="00090d19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090d19" style:font-weight-asian="bold" style:font-weight-complex="bold"/>
    </style:style>
    <style:style style:name="P13" style:family="paragraph" style:parent-style-name="Text_20_body" style:list-style-name="L4">
      <style:text-properties officeooo:paragraph-rsid="00090d19"/>
    </style:style>
    <style:style style:name="P14" style:family="paragraph" style:parent-style-name="Text_20_body" style:list-style-name="L6">
      <style:text-properties officeooo:paragraph-rsid="00090d19"/>
    </style:style>
    <style:style style:name="P15" style:family="paragraph" style:parent-style-name="Text_20_body" style:list-style-name="L7">
      <style:text-properties officeooo:paragraph-rsid="00090d19"/>
    </style:style>
    <style:style style:name="P16" style:family="paragraph" style:parent-style-name="Text_20_body" style:list-style-name="L8">
      <style:text-properties officeooo:paragraph-rsid="00090d19"/>
    </style:style>
    <style:style style:name="P17" style:family="paragraph" style:parent-style-name="Text_20_body" style:list-style-name="L8">
      <style:text-properties officeooo:paragraph-rsid="000df109"/>
    </style:style>
    <style:style style:name="P18" style:family="paragraph" style:parent-style-name="Text_20_body" style:list-style-name="L9">
      <style:text-properties officeooo:paragraph-rsid="00090d19"/>
    </style:style>
    <style:style style:name="P19" style:family="paragraph" style:parent-style-name="Text_20_body" style:list-style-name="L9">
      <style:text-properties officeooo:paragraph-rsid="000df109"/>
    </style:style>
    <style:style style:name="P20" style:family="paragraph" style:parent-style-name="Text_20_body" style:list-style-name="L10">
      <style:text-properties officeooo:paragraph-rsid="00090d19"/>
    </style:style>
    <style:style style:name="P21" style:family="paragraph" style:parent-style-name="Text_20_body" style:list-style-name="L11">
      <style:text-properties officeooo:paragraph-rsid="00090d19"/>
    </style:style>
    <style:style style:name="P22" style:family="paragraph" style:parent-style-name="Text_20_body" style:list-style-name="L12">
      <style:text-properties officeooo:paragraph-rsid="00090d19"/>
    </style:style>
    <style:style style:name="P23" style:family="paragraph" style:parent-style-name="Text_20_body" style:list-style-name="L13">
      <style:text-properties officeooo:paragraph-rsid="00090d19"/>
    </style:style>
    <style:style style:name="P24" style:family="paragraph" style:parent-style-name="Text_20_body" style:list-style-name="L14">
      <style:text-properties officeooo:paragraph-rsid="00090d19"/>
    </style:style>
    <style:style style:name="P25" style:family="paragraph" style:parent-style-name="Text_20_body" style:list-style-name="L15">
      <style:text-properties officeooo:paragraph-rsid="00090d19"/>
    </style:style>
    <style:style style:name="P26" style:family="paragraph" style:parent-style-name="Text_20_body" style:list-style-name="L16">
      <style:text-properties officeooo:paragraph-rsid="00090d19"/>
    </style:style>
    <style:style style:name="P27" style:family="paragraph" style:parent-style-name="Text_20_body" style:list-style-name="L1">
      <style:text-properties officeooo:rsid="00090d19" officeooo:paragraph-rsid="00090d19"/>
    </style:style>
    <style:style style:name="P28" style:family="paragraph" style:parent-style-name="Text_20_body" style:list-style-name="L17">
      <style:text-properties officeooo:rsid="00090d19" officeooo:paragraph-rsid="00090d19"/>
    </style:style>
    <style:style style:name="P29" style:family="paragraph" style:parent-style-name="Text_20_body" style:list-style-name="L18">
      <style:text-properties officeooo:rsid="00090d19" officeooo:paragraph-rsid="0009f2e4"/>
    </style:style>
    <style:style style:name="P30" style:family="paragraph" style:parent-style-name="Text_20_body" style:list-style-name="L19">
      <style:text-properties officeooo:rsid="0009f2e4" officeooo:paragraph-rsid="0009f2e4"/>
    </style:style>
    <style:style style:name="P31" style:family="paragraph" style:parent-style-name="Text_20_body">
      <style:text-properties officeooo:paragraph-rsid="0009f2e4"/>
    </style:style>
    <style:style style:name="P32" style:family="paragraph" style:parent-style-name="Text_20_body" style:list-style-name="L6">
      <style:text-properties fo:font-weight="normal" officeooo:paragraph-rsid="0009f8e6" style:font-weight-asian="normal" style:font-weight-complex="normal"/>
    </style:style>
    <style:style style:name="P33" style:family="paragraph" style:parent-style-name="Text_20_body" style:list-style-name="L7">
      <style:text-properties fo:font-weight="normal" officeooo:paragraph-rsid="000c0908" style:font-weight-asian="normal" style:font-weight-complex="normal"/>
    </style:style>
    <style:style style:name="P34" style:family="paragraph" style:parent-style-name="Text_20_body" style:list-style-name="L20">
      <style:text-properties officeooo:rsid="000c0908" officeooo:paragraph-rsid="000c0908"/>
    </style:style>
    <style:style style:name="P35" style:family="paragraph" style:parent-style-name="Text_20_body" style:list-style-name="L21">
      <style:text-properties officeooo:rsid="000df109" officeooo:paragraph-rsid="000df109"/>
    </style:style>
    <style:style style:name="P36" style:family="paragraph" style:parent-style-name="Text_20_body" style:list-style-name="L22">
      <style:text-properties officeooo:rsid="000df109" officeooo:paragraph-rsid="000df109"/>
    </style:style>
    <style:style style:name="P37" style:family="paragraph" style:parent-style-name="Text_20_body">
      <style:text-properties officeooo:rsid="000df109" officeooo:paragraph-rsid="000df109"/>
    </style:style>
    <style:style style:name="P38" style:family="paragraph" style:parent-style-name="Heading_20_2">
      <style:text-properties officeooo:rsid="0008c93e" officeooo:paragraph-rsid="00090d19"/>
    </style:style>
    <style:style style:name="P39" style:family="paragraph" style:parent-style-name="Heading_20_2">
      <style:text-properties officeooo:rsid="00090d19" officeooo:paragraph-rsid="00090d19"/>
    </style:style>
    <style:style style:name="P40" style:family="paragraph" style:parent-style-name="Heading_20_2">
      <style:text-properties officeooo:rsid="0009f2e4" officeooo:paragraph-rsid="0009f2e4"/>
    </style:style>
    <style:style style:name="P41" style:family="paragraph" style:parent-style-name="Heading_20_2">
      <style:text-properties officeooo:rsid="000b4ca6" officeooo:paragraph-rsid="000b4ca6"/>
    </style:style>
    <style:style style:name="P42" style:family="paragraph" style:parent-style-name="Heading_20_2">
      <style:text-properties officeooo:rsid="000df109" officeooo:paragraph-rsid="000df109"/>
    </style:style>
    <style:style style:name="P43" style:family="paragraph" style:parent-style-name="Heading_20_1">
      <style:text-properties officeooo:rsid="0008c93e" officeooo:paragraph-rsid="0008c9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93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c93e" style:font-weight-asian="normal" style:font-weight-complex="normal"/>
    </style:style>
    <style:style style:name="T5" style:family="text">
      <style:text-properties fo:font-weight="normal" officeooo:rsid="00090d19" style:font-weight-asian="normal" style:font-weight-complex="normal"/>
    </style:style>
    <style:style style:name="T6" style:family="text">
      <style:text-properties fo:font-weight="normal" officeooo:rsid="000df109" style:font-weight-asian="normal" style:font-weight-complex="normal"/>
    </style:style>
    <style:style style:name="T7" style:family="text">
      <style:text-properties officeooo:rsid="0008c93e"/>
    </style:style>
    <style:style style:name="T8" style:family="text">
      <style:text-properties officeooo:rsid="00090d19"/>
    </style:style>
    <style:style style:name="T9" style:family="text">
      <style:text-properties officeooo:rsid="0009f2e4"/>
    </style:style>
    <style:style style:name="T10" style:family="text">
      <style:text-properties officeooo:rsid="0009f8e6"/>
    </style:style>
    <style:style style:name="T11" style:family="text">
      <style:text-properties officeooo:rsid="000c0908"/>
    </style:style>
    <style:style style:name="T12" style:family="text">
      <style:text-properties officeooo:rsid="000df1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Functional Test Record</text:h>
      <text:h text:style-name="P39" text:outline-level="2">SD card SPI bus and signal integrity</text:h>
      <text:p text:style-name="P2">Configure an SD card to operate at fastest speed possible.</text:p>
      <text:p text:style-name="Text_20_body"/>
      <text:p text:style-name="Text_20_body">Procedure:</text:p>
      <text:list xml:id="list2267725736" text:style-name="L1">
        <text:list-item>
          <text:p text:style-name="P27">Perform 1M R/W test,</text:p>
          <text:list>
            <text:list-item>
              <text:p text:style-name="P27">Measure and record bus speed: __________</text:p>
            </text:list-item>
            <text:list-item>
              <text:p text:style-name="P27">Capture and record transaction beginning end such that timing can be seen, record two captures here</text:p>
            </text:list-item>
            <text:list-item>
              <text:p text:style-name="P27">Load the bus with another device</text:p>
            </text:list-item>
            <text:list-item>
              <text:p text:style-name="P27">Capture and record transaction beginning end such that timing can be seen, record two captures here</text:p>
            </text:list-item>
          </text:list>
        </text:list-item>
      </text:list>
      <text:p text:style-name="Text_20_body"/>
      <text:p text:style-name="Text_20_body">Criteria:</text:p>
      <text:list xml:id="list3754991235" text:style-name="L2">
        <text:list-item>
          <text:p text:style-name="P7"><text:span text:style-name="T9">Does the SD car work alone, and with multiple devices?</text:span> <text:s/><text:span text:style-name="T1">YES/</text:span><text:span text:style-name="T2">NO</text:span></text:p>
        </text:list-item>
        <text:list-item>
          <text:p text:style-name="P9"><text:span text:style-name="T9">Does the other device also work?</text:span> <text:s/><text:span text:style-name="T1">YES/</text:span><text:span text:style-name="T2">NO</text:span></text:p>
        </text:list-item>
        <text:list-item>
          <text:p text:style-name="P8"><text:span text:style-name="T8">Do signals have sufficient setup and hold times?</text:span> <text:s/><text:span text:style-name="T1">YES/</text:span><text:span text:style-name="T2">NO</text:span></text:p>
        </text:list-item>
        <text:list-item>
          <text:p text:style-name="P8"><text:span text:style-name="T8">Are signals monotonic?</text:span> <text:s/><text:span text:style-name="T1">YES/</text:span><text:span text:style-name="T2">NO</text:span></text:p>
        </text:list-item>
      </text:list>
      <text:h text:style-name="P39" text:outline-level="2">Check SD card CD function</text:h>
      <text:p text:style-name="P2">Configure for SD card detection</text:p>
      <text:p text:style-name="P10"/>
      <text:p text:style-name="P10">Procedure:</text:p>
      <text:list xml:id="list2023322156" text:style-name="L17">
        <text:list-item>
          <text:p text:style-name="P28">With no card inserted, measure voltage on detect pin_____</text:p>
        </text:list-item>
      </text:list>
      <text:list xml:id="list135160947689981" text:continue-list="list2267725736" text:style-name="L1">
        <text:list-item>
          <text:p text:style-name="P27">With card inserted, measure voltage on detect pin_____</text:p>
        </text:list-item>
        <text:list-item>
          <text:p text:style-name="P27">Recored pin configuration necessary here:</text:p>
        </text:list-item>
      </text:list>
      <text:p text:style-name="P10"/>
      <text:p text:style-name="P10">Criteria:</text:p>
      <text:list xml:id="list3695297507" text:style-name="L4">
        <text:list-item>
          <text:p text:style-name="P13"><text:span text:style-name="T8">Do voltages fall outside ESP32 IO levels</text:span>? <text:s/><text:span text:style-name="T1">YES/</text:span><text:span text:style-name="T2">NO</text:span></text:p>
        </text:list-item>
      </text:list>
      <text:h text:style-name="P39" text:outline-level="2">IMU</text:h>
      <text:p text:style-name="P3">Configure the gyro and accelerometer for use and measure bus conditions. <text:s/>Make a program that continuously reads all 9 axes.</text:p>
      <text:p text:style-name="P3"/>
      <text:p text:style-name="P3">Peform the following during read loop:</text:p>
      <text:p text:style-name="P10"/>
      <text:p text:style-name="P10">Procedure:</text:p>
      <text:list xml:id="list1887026388" text:style-name="L18">
        <text:list-item>
          <text:p text:style-name="P29">Measure and record bus speed: __________</text:p>
        </text:list-item>
        <text:list-item>
          <text:p text:style-name="P29"><text:soft-page-break/>Capture and record transaction beginning end such that timing can be seen, record two captures here</text:p>
        </text:list-item>
        <text:list-item>
          <text:p text:style-name="P29">Load the bus with another device</text:p>
        </text:list-item>
        <text:list-item>
          <text:p text:style-name="P29">Capture and record transaction beginning end such that timing can be seen, record two captures here</text:p>
        </text:list-item>
      </text:list>
      <text:p text:style-name="P10"/>
      <text:p text:style-name="P31">Criteria:</text:p>
      <text:list xml:id="list135160749715768" text:continue-list="list3754991235" text:style-name="L2">
        <text:list-item>
          <text:p text:style-name="P9"><text:span text:style-name="T9">Does the SD car work alone, and with multiple devices?</text:span> <text:s/><text:span text:style-name="T1">YES/</text:span><text:span text:style-name="T2">NO</text:span></text:p>
        </text:list-item>
        <text:list-item>
          <text:p text:style-name="P9"><text:span text:style-name="T9">Does the other device also work?</text:span> <text:s/><text:span text:style-name="T1">YES/</text:span><text:span text:style-name="T2">NO</text:span></text:p>
        </text:list-item>
        <text:list-item>
          <text:p text:style-name="P9"><text:span text:style-name="T8">Do signals have sufficient setup and hold times?</text:span> <text:s/><text:span text:style-name="T1">YES/</text:span><text:span text:style-name="T2">NO</text:span></text:p>
        </text:list-item>
        <text:list-item>
          <text:p text:style-name="P9"><text:span text:style-name="T5">Are signals monotonic?</text:span><text:span text:style-name="T4"> <text:s/></text:span><text:span text:style-name="T2">YES/NO</text:span></text:p>
        </text:list-item>
      </text:list>
      <text:h text:style-name="P40" text:outline-level="2">Test IMU power features</text:h>
      <text:p text:style-name="P3">Check the power reset capibility and ripple.</text:p>
      <text:p text:style-name="P10"/>
      <text:p text:style-name="P10">Procedure:</text:p>
      <text:list xml:id="list152069483" text:style-name="L19">
        <text:list-item>
          <text:p text:style-name="P30">Run the "Read all axes" sketch</text:p>
        </text:list-item>
        <text:list-item>
          <text:p text:style-name="P30">Capture power, data, clk lines at a glance, with attention to power verticle resolution, looking for load induced ripple. <text:s/><text:span text:style-name="T10">Record ripple: ________</text:span></text:p>
        </text:list-item>
        <text:list-item>
          <text:p text:style-name="P30">Power the IMU down for the minimum _______ ms</text:p>
        </text:list-item>
        <text:list-item>
          <text:p text:style-name="P30">Power the IMU back up</text:p>
        </text:list-item>
        <text:list-item>
          <text:p text:style-name="P30">Read some IMU and Mag registers looking for default configurations</text:p>
        </text:list-item>
      </text:list>
      <text:p text:style-name="P10"/>
      <text:p text:style-name="P10">Criteria:</text:p>
      <text:list xml:id="list2998936378" text:style-name="L6">
        <text:list-item>
          <text:p text:style-name="P14"><text:span text:style-name="T10">Is the power ripple acceptable</text:span>? <text:s/><text:span text:style-name="T1">YES/</text:span><text:span text:style-name="T2">NO</text:span></text:p>
        </text:list-item>
        <text:list-item>
          <text:p text:style-name="P32"><text:span text:style-name="T10">Did the IMU go to default values</text:span>? <text:s/><text:span text:style-name="T1">YES/</text:span><text:span text:style-name="T2">NO</text:span></text:p>
        </text:list-item>
        <text:list-item>
          <text:p text:style-name="P32"><text:span text:style-name="T10">Did the Mag go to default values</text:span>? <text:s/><text:span text:style-name="T1">YES/</text:span><text:span text:style-name="T2">NO</text:span></text:p>
        </text:list-item>
      </text:list>
      <text:h text:style-name="P41" text:outline-level="2">Test the <text:span text:style-name="T11">GPS port</text:span></text:h>
      <text:p text:style-name="P4">Check that the serial pass-through is working fine</text:p>
      <text:p text:style-name="P4"/>
      <text:p text:style-name="P10">Procedure:</text:p>
      <text:list xml:id="list2507554845" text:style-name="L20">
        <text:list-item>
          <text:p text:style-name="P34">Loop-back the serial port</text:p>
        </text:list-item>
        <text:list-item>
          <text:p text:style-name="P34">Run a program to return usb serial commands through the port</text:p>
        </text:list-item>
        <text:list-item>
          <text:p text:style-name="P34">Capture a bit-variable character up to 115200 baud, measuring on the loopback</text:p>
        </text:list-item>
        <text:list-item>
          <text:p text:style-name="P34">Measure the symbol rate for 9600, 57600, and 115200</text:p>
          <text:list>
            <text:list-item>
              <text:p text:style-name="P34">9600: _____</text:p>
            </text:list-item>
            <text:list-item>
              <text:p text:style-name="P34">57600: _____</text:p>
            </text:list-item>
            <text:list-item>
              <text:p text:style-name="P34">115200: _____</text:p>
            </text:list-item>
          </text:list>
        </text:list-item>
      </text:list>
      <text:p text:style-name="P10"><text:soft-page-break/></text:p>
      <text:p text:style-name="P10">Criteria:</text:p>
      <text:list xml:id="list2787368939" text:style-name="L7">
        <text:list-item>
          <text:p text:style-name="P15"><text:span text:style-name="T11">Do the symbols have good integrity up to 115200</text:span>? <text:s/><text:span text:style-name="T1">YES/</text:span><text:span text:style-name="T2">NO</text:span></text:p>
        </text:list-item>
        <text:list-item>
          <text:p text:style-name="P33"><text:span text:style-name="T11">Is the symbol rate correct</text:span>? <text:s/><text:span text:style-name="T1">YES/</text:span><text:span text:style-name="T2">NO</text:span></text:p>
        </text:list-item>
      </text:list>
      <text:h text:style-name="P42" text:outline-level="2">Test GPS module functionality</text:h>
      <text:p text:style-name="P5">Expose GPS modules to the sky and check features</text:p>
      <text:p text:style-name="P10"/>
      <text:p text:style-name="P10">Procedure:</text:p>
      <text:list xml:id="list1873218360" text:style-name="L21">
        <text:list-item>
          <text:p text:style-name="P35">Attach 3 pin module.</text:p>
        </text:list-item>
        <text:list-item>
          <text:p text:style-name="P35">Power device and wait for lock, record: _____</text:p>
        </text:list-item>
        <text:list-item>
          <text:p text:style-name="P35">Record sample output:</text:p>
        </text:list-item>
        <text:list-item>
          <text:p text:style-name="P35">Attach 4 pin module to holes</text:p>
        </text:list-item>
        <text:list-item>
          <text:p text:style-name="P35">Power device and wait for lock, record: _____</text:p>
        </text:list-item>
        <text:list-item>
          <text:p text:style-name="P35">Record sample output:</text:p>
        </text:list-item>
      </text:list>
      <text:p text:style-name="P10"/>
      <text:p text:style-name="P10">Criteria:</text:p>
      <text:list xml:id="list3805439992" text:style-name="L8">
        <text:list-item>
          <text:p text:style-name="P16"><text:span text:style-name="T12">Does the cheap module work well</text:span>? <text:s/><text:span text:style-name="T1">YES/</text:span><text:span text:style-name="T2">NO</text:span></text:p>
        </text:list-item>
        <text:list-item>
          <text:p text:style-name="P17"><text:span text:style-name="T12">Does the expensive module work well</text:span>? <text:s/><text:span text:style-name="T1">YES/</text:span><text:span text:style-name="T2">NO</text:span></text:p>
        </text:list-item>
        <text:list-item>
          <text:p text:style-name="P17"><text:span text:style-name="T12">Is one module better than the other</text:span>? <text:s/><text:span text:style-name="T1">YES/</text:span><text:span text:style-name="T2">NO</text:span></text:p>
        </text:list-item>
      </text:list>
      <text:h text:style-name="P42" text:outline-level="2">Test board power rails</text:h>
      <text:p text:style-name="P5">Check that nothing is behaving stragely</text:p>
      <text:p text:style-name="P10"/>
      <text:p text:style-name="P37">For these tests, all functions should be running at greatest load</text:p>
      <text:p text:style-name="P10"/>
      <text:p text:style-name="P10">Procedure:</text:p>
      <text:list xml:id="list4290009167" text:style-name="L22">
        <text:list-item>
          <text:p text:style-name="P36">Measure ripple on power supply lines of shield</text:p>
        </text:list-item>
        <text:list-item>
          <text:p text:style-name="P36">Attach current probe to isolate 3.3V rail</text:p>
        </text:list-item>
        <text:list-item>
          <text:p text:style-name="P36">Measure full load power draw: _____</text:p>
        </text:list-item>
        <text:list-item>
          <text:p text:style-name="P36">Switch board on and off</text:p>
        </text:list-item>
        <text:list-item>
          <text:p text:style-name="P36">Measure 3.3V rail rise time: _____</text:p>
        </text:list-item>
      </text:list>
      <text:p text:style-name="P10"/>
      <text:p text:style-name="P10">Criteria:</text:p>
      <text:list xml:id="list3547397947" text:style-name="L9">
        <text:list-item>
          <text:p text:style-name="P18"><text:span text:style-name="T12">Is the current draw acceptable for battery use?</text:span> <text:s/><text:span text:style-name="T1">YES/</text:span><text:span text:style-name="T2">NO</text:span></text:p>
        </text:list-item>
        <text:list-item>
          <text:p text:style-name="P19"><text:span text:style-name="T6">Is the rise time fast enough?</text:span><text:span text:style-name="T3"> <text:s/></text:span><text:span text:style-name="T1">YES/</text:span><text:span text:style-name="T2">N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39S</meta:editing-duration>
    <meta:editing-cycles>9</meta:editing-cycles>
    <meta:generator>LibreOffice/5.3.4.2$Windows_X86_64 LibreOffice_project/f82d347ccc0be322489bf7da61d7e4ad13fe2ff3</meta:generator>
    <dc:date>2017-09-11T13:51:58.839000000</dc:date>
    <meta:document-statistic meta:table-count="0" meta:image-count="0" meta:object-count="0" meta:page-count="3" meta:paragraph-count="85" meta:word-count="600" meta:character-count="3400" meta:non-whitespace-character-count="2918"/>
    <meta:user-defined meta:name="Info 1"/>
    <meta:user-defined meta:name="Info 2"/>
    <meta:user-defined meta:name="Info 3"/>
    <meta:user-defined meta:name="Info 4"/>
  </office:meta>
</office:document-meta>
</file>